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horizontal-align="left" draw:textarea-vertical-align="botto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135cm" svg:height="3.387cm" svg:x="0.2cm" svg:y="0.9cm">
          <text:p text:style-name="P1">Client</text:p>
          <text:p text:style-name="P1">(browser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55cm" svg:height="4.166cm" svg:x="9.357cm" svg:y="0.51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766cm" svg:height="3.421cm" svg:x="4.761cm" svg:y="6.569cm">
          <text:p text:style-name="P1">Web-app</text:p>
          <text:p text:style-name="P1">(Django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532cm" svg:y1="2.594cm" svg:x2="9.33cm" svg:y2="2.593cm" draw:start-shape="id1" draw:start-glue-point="2" draw:end-shape="id2" svg:d="m4532 2594 4798-1">
          <text:p/>
        </draw:connector>
        <draw:connector draw:style-name="gr3" draw:text-style-name="P1" draw:layer="layout" svg:x1="11.931cm" svg:y1="4.515cm" svg:x2="8.91cm" svg:y2="8.28cm" draw:start-shape="id3" draw:start-glue-point="2" draw:end-shape="id4" draw:end-glue-point="2" svg:d="m11931 4515v3765h-3021">
          <text:p/>
        </draw:connector>
        <draw:custom-shape draw:style-name="gr2" draw:text-style-name="P2" draw:layer="layout" svg:width="2.541cm" svg:height="0.446cm" draw:transform="rotate (1.5692255304681) translate (3.639cm 3.863cm)">
          <text:p text:style-name="P2"><text:span text:style-name="T1">W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6cm" svg:height="0.446cm" draw:transform="rotate (1.5692255304681) translate (4.084cm 3.866cm)">
          <text:p text:style-name="P2"><text:span text:style-name="T1">Web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1cm" svg:height="0.446cm" draw:transform="rotate (1.5692255304681) translate (9.778cm 3.863cm)">
          <text:p text:style-name="P2"><text:span text:style-name="T1">W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546cm" svg:height="0.446cm" draw:transform="rotate (1.5692255304681) translate (9.328cm 3.866cm)">
          <text:p text:style-name="P2"><text:span text:style-name="T1">Web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1cm" svg:height="0.446cm" draw:transform="rotate (-0.0137881010907555) translate (10.667cm 3.597cm)">
          <text:p text:style-name="P2"><text:span text:style-name="T1">W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541cm" svg:height="0.446cm" draw:transform="rotate (-0.0137881010907555) translate (10.667cm 4.051cm)">
          <text:p text:style-name="P2"><text:span text:style-name="T1">XML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1cm" svg:height="0.446cm" draw:transform="rotate (1.5692255304681) translate (8.017cm 9.549cm)">
          <text:p text:style-name="P2"><text:span text:style-name="T1">W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6cm" svg:height="0.446cm" draw:transform="rotate (1.5692255304681) translate (8.462cm 9.552cm)">
          <text:p text:style-name="P2"><text:span text:style-name="T1">WebSock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1cm" svg:height="0.446cm" draw:transform="rotate (1.5692255304681) translate (3.183cm 3.863cm)">
          <text:p text:style-name="P2"><text:span text:style-name="T1">telegraphy-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.267cm" svg:y1="4.287cm" svg:x2="4.761cm" svg:y2="8.279cm" draw:start-shape="id5" draw:end-shape="id6" draw:end-glue-point="3" svg:d="m2267 4287v3992h2494">
          <text:p/>
        </draw:connector>
        <draw:frame draw:style-name="gr5" draw:layer="layout" svg:width="1.56cm" svg:height="0.962cm" svg:x="2.582cm" svg:y="8.112cm">
          <draw:text-box>
            <text:p>htt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de la Torre</meta:initial-creator>
    <meta:creation-date>2013-09-27T19:42:38</meta:creation-date>
    <dc:date>2013-09-27T20:11:14</dc:date>
    <dc:creator>Carlos de la Torre</dc:creator>
    <meta:editing-duration>PT13M7S</meta:editing-duration>
    <meta:editing-cycles>1</meta:editing-cycles>
    <meta:document-statistic meta:object-count="16"/>
    <meta:generator>LibreOffice/3.6$Linux_X86_64 LibreOffice_project/360m1$Build-2</meta:generator>
  </office:meta>
</office:document-meta>
</file>